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text-properties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Выборка объектов (tut3.cpp)</text:h>
      <text:p text:style-name="Text_20_body">Воспользуемся схемой данных из Tutorial2: «Отображение связи таблиц один-ко-многим». Имеются две таблицы: Клиенты (<text:span text:style-name="Teletype">client</text:span>) и Заказы (<text:span text:style-name="Teletype">order_tbl</text:span>), у одного клиента может быть ноль или более заказов. Определим отображение таблиц в классы и отношения классов в виде XML файла: </text:p>
      <text:p text:style-name="Preformatted_20_Text">&lt;schema&gt;<text:line-break/>    &lt;table name="client_tbl" sequence="seq_client" class="Client"&gt;<text:line-break/>        &lt;column name="id" type="longint"&gt;<text:line-break/>            &lt;primary-key /&gt;<text:line-break/>        &lt;/column&gt;<text:line-break/>        &lt;column name="dt" type="datetime" null="false" default="sysdate" /&gt;<text:line-break/>        &lt;column name="name" type="string" size="100" null="false" /&gt;<text:line-break/>        &lt;column name="email" type="string" size="100" null="false" /&gt;<text:line-break/>        &lt;column name="budget" type="decimal" /&gt;<text:line-break/>    &lt;/table&gt;<text:line-break/>    &lt;table name="order_tbl" sequence="seq_order" class="Order" xml-name="order"&gt;<text:line-break/>        &lt;column name="id" type="longint"&gt;<text:line-break/>            &lt;primary-key /&gt;<text:line-break/>        &lt;/column&gt;<text:line-break/>        &lt;column name="client_id" type="longint" null="false"&gt;<text:line-break/>            &lt;foreign-key table="client" key="id"/&gt;<text:line-break/>        &lt;/column&gt;<text:line-break/>        &lt;column name="dt" type="datetime" null="false" default="sysdate" /&gt;<text:line-break/>        &lt;column name="memo" type="string" size="100" /&gt;<text:line-break/>        &lt;column name="total_sum" type="decimal" null="false" /&gt;<text:line-break/>        &lt;column name="receipt_sum" type="decimal" default="0" /&gt;<text:line-break/>        &lt;column name="receipt_dt" type="datetime" /&gt;<text:line-break/>    &lt;/table&gt;<text:line-break/>    &lt;relation type="one-to-many"&gt;<text:line-break/>        &lt;one class="Client" property="orders" /&gt;<text:line-break/>        &lt;many class="Order" property="owner" /&gt;<text:line-break/>    &lt;/relation&gt;<text:line-break/>&lt;/schema&gt;</text:p>
      <text:p text:style-name="Text_20_body">Если необходимо, генерируем SQL код для создания таблиц и прочих элементов схемы данных. Указываем при генерации целевой диалект SQL, на текущий момент один из <text:span text:style-name="Teletype">SQLITE</text:span>, <text:span text:style-name="Teletype">MYSQL</text:span>, <text:span text:style-name="Teletype">POSTGRES</text:span>, <text:span text:style-name="Teletype">ORACLE</text:span>, <text:span text:style-name="Teletype">INTERBASE</text:span>. Полученный скрипт можно накатить стандартным клиентом для соответствующей БД, например <text:span text:style-name="Teletype">sqlplus</text:span> для Oracle.</text:p>
      <text:p text:style-name="Preformatted_20_Text"> $(YBORM_ROOT)/bin/yborm_gen --ddl tutorial/tut3.xml MYSQL script.sql</text:p>
      <text:p text:style-name="Text_20_body">Генерируем доменные классы с помощью той же утилиты, но с другим ключом. Если классы уже были созданы, но со временем состав полей в таблицах поменялся, то можно использовать утилиту для обновления состава атрибутов в доменных классах.</text:p>
      <text:p text:style-name="P2"> $(YBORM_ROOT)/bin/yborm_gen --domain tutorial/tut3.xml domain/</text:p>
      <text:p text:style-name="Text_20_body">Для работы с базой данных нам понадобится объект <text:span text:style-name="Teletype">Engine</text:span>, который берет на себя все операции с уровнем SQL. Объекту <text:span text:style-name="Teletype">Engine</text:span> для работы необходимо предоставить</text:p>
      <text:list xml:id="list1133106461" text:style-name="L1">
        <text:list-item>
          <text:p text:style-name="P1">либо либо отдельный объект-подключение к базе <text:span text:style-name="Teletype">SqlConnection</text:span>, через который будут выполняться SQL операторы;</text:p>
        </text:list-item>
        <text:list-item>
          <text:p text:style-name="P1">либо пул подключений <text:span text:style-name="Teletype">SqlPool</text:span>, который сам может управлять соединениями, выдавая из пула соединение по требованию или создавая новое.</text:p>
        </text:list-item>
      </text:list>
      <text:p text:style-name="Text_20_body">В примере ниже объект <text:span text:style-name="Teletype">Engine</text:span> использует одно явно заданное подключение. Поверх <text:span text:style-name="Teletype">Engine</text:span> работает объект <text:span text:style-name="Teletype">Session</text:span>, он отслеживает состояние всех объектов, выполняет <text:soft-page-break/>загрузку и сохранение объектов, когда требуется.</text:p>
      <text:p text:style-name="Preformatted_20_Text"><text:s text:c="8"/>auto_ptr&lt;SqlConnection&gt; conn(<text:line-break/> <text:s text:c="15"/>new SqlConnection("mysql://test1:test1_pwd@test1_db"));<text:line-break/> <text:s text:c="7"/>Engine engine(Engine::MANUAL, conn);<text:line-break/> <text:s text:c="7"/>Session session(init_default_meta(), &amp;engine);</text:p>
      <text:p text:style-name="Text_20_body">Рассмотрим несколько примеров запросов. Простейший случай: выбрать объект по его первичному ключу. Для этого можно просто сконструировать доменный объект с параметром-первичным ключом. Этот доменный объект автоматически подгрузит все свои атрибуты при первом обращении к ним. До этого момента он пребывает в так называемом «призрачном» состоянии. Этот приём называется «ленивой загрузкой». Может и так оказаться, что объект с указанным значением первичного ключа не существует в базе, в этом случае при обращении к атрибуту будет брошено исключение.</text:p>
      <text:p text:style-name="Preformatted_20_Text"><text:s text:c="8"/>Client client(session, 32738);<text:line-break/> <text:s text:c="7"/>try {<text:line-break/> <text:s text:c="11"/>cout &lt;&lt; client.name.value() &lt;&lt; endl;<text:line-break/> <text:s text:c="7"/>} catch (NoDataFound &amp;) {<text:line-break/> <text:s text:c="11"/>cerr &lt;&lt; "No such client\n";<text:line-break/> <text:s text:c="7"/>}<text:line-break/>SQL:<text:line-break/>SELECT client.id, client.dt, client.name, client.email, client.budget FROM client WHERE client.id = ?</text:p>
      <text:p text:style-name="Text_20_body">Часто требуется выбрать объект по произвольному условию, которое не обязательно может быть фильтром по первичному ключу. Вот как можно запросить один объект Клиент, отфильтровав по имени.</text:p>
      <text:p text:style-name="Preformatted_20_Text"><text:s text:c="8"/>Client client = query&lt;Client&gt;(session)<text:line-break/> <text:s text:c="11"/>.filter_by(Client::c.name == name).one();<text:line-break/>SQL:<text:line-break/>SELECT client.id, client.dt, client.name, client.email, client.budget FROM client WHERE client.name = ?</text:p>
      <text:p text:style-name="Text_20_body">Шаблонная функция <text:span text:style-name="Teletype">query&lt;R&gt;()</text:span> возвращает объект-запрос <text:span text:style-name="Teletype">QueryObj</text:span>, к которому можно добавлять условия фильтрации и сортировки. В качестве параметра <text:span text:style-name="Teletype">R</text:span> можно указать доменный класс. Для выборки одного объекта используйте метод <text:span text:style-name="Teletype">one()</text:span> класса <text:span text:style-name="Teletype">QueryObj</text:span>. Если объект не будет найден или объектов будет больше чем один, в обоих случаях будет брошено исключение <text:span text:style-name="Teletype">NoDataFound</text:span>.</text:p>
      <text:p text:style-name="Text_20_body">Для выборки всех объектов по какому-либо критерию используйте метод <text:span text:style-name="Teletype">all()</text:span> класса <text:span text:style-name="Teletype">QueryObj</text:span>, возвращающий коллекцию, по которой можно пройти в цикле, используя итераторы. Итератор является «ленивым», он достаёт очередную запись из курсора при обращении к ней. Пример: выбрать все неоплаченные заказы, у которых сумма больше определённой.</text:p>
      <text:p text:style-name="Preformatted_20_Text"><text:s text:c="8"/>DomainResultSet&lt;Order&gt; rs = query&lt;Order&gt;(session)<text:line-break/> <text:s text:c="11"/>.filter_by(Order::c.total_sum &gt; Decimal(100)<text:line-break/> <text:s text:c="22"/>&amp;&amp; Order::c.receipt_dt == Value()).all();<text:line-break/> <text:s text:c="7"/>BOOST_FOREACH(Order order, rs) {<text:line-break/> <text:s text:c="11"/>cout &lt;&lt; order.id.value() &lt;&lt; ",";<text:line-break/> <text:s text:c="7"/>}<text:line-break/>SQL:<text:line-break/>SELECT order_tbl.id, order_tbl.client_id, order_tbl.dt, order_tbl.memo, order_tbl.total_sum, order_tbl.receipt_sum, order_tbl.receipt_dt FROM order_tbl WHERE (order_tbl.total_sum &gt; ?) AND (order_tbl.receipt_dt IS NULL)</text:p>
      <text:p text:style-name="Text_20_body">Для объекта <text:span text:style-name="Teletype">QueryObj</text:span> можно применять и метод <text:span text:style-name="Teletype">count()</text:span>. Этот вызов преобразует запрос в подзапрос, по которому подсчитывается количество элементов. Данный метод возвращает <text:soft-page-break/>целое число. Пример: посчитать количество заказов заданного клиента.</text:p>
      <text:p text:style-name="Preformatted_20_Text"><text:s text:c="8"/>cout &lt;&lt; "Order count: " &lt;&lt; query&lt;Order&gt;(session)<text:line-break/> <text:s text:c="11"/>.filter_by(Order::c.client_id == 32738).count() &lt;&lt; endl;<text:line-break/>SQL:<text:line-break/>SELECT COUNT(*) CNT FROM (SELECT order_tbl.id, order_tbl.client_id, order_tbl.dt, order_tbl.memo, order_tbl.total_sum, order_tbl.receipt_sum, order_tbl.receipt_dt FROM order_tbl WHERE order_tbl.client_id = ?) X</text:p>
      <text:p text:style-name="Text_20_body">Иногда бывают нужны более сложные запросы, включающие связки таблиц по внешнему ключу. В YB.ORM параметром шаблонной функции <text:span text:style-name="Teletype">query&lt;R&gt;()</text:span> может быть не только доменный объект, но и кортеж (<text:span text:style-name="Teletype">boost::tuple</text:span>) из нескольких доменных классов, порядок важен. В этом случае между каждой парой соседних классов из указанного списка должно существовать явное отношение, чтобы можно было вычислить условие связки таблиц. Предположим, нужно извлечь все заказы, с фильтром по сумме, вместе с их соответствующими клиентами. Результат отсортировать по ID клиента, затем заказа.</text:p>
      <text:p text:style-name="Preformatted_20_Text"><text:s text:c="8"/>typedef tuple&lt;Order, Client&gt; Pair;<text:line-break/> <text:s text:c="7"/>DomainResultSet&lt;Pair&gt; rs = query&lt;Pair&gt;(session)<text:line-break/> <text:s text:c="11"/>.filter_by(Order::c.total_sum &gt; Decimal("3.14")<text:line-break/> <text:s text:c="22"/>&amp;&amp; Client::c.budget != Value())<text:line-break/> <text:s text:c="11"/>.order_by(ExpressionList(Client::c.id, Order::c.id)).all();<text:line-break/> <text:s text:c="7"/>BOOST_FOREACH(Pair pair, rs) {<text:line-break/> <text:s text:c="11"/>cout &lt;&lt; pair.get&lt;1&gt;().name.value()<text:line-break/> <text:s text:c="16"/>&lt;&lt; " " &lt;&lt; pair.get&lt;0&gt;().total_sum.value() &lt;&lt; endl;<text:line-break/> <text:s text:c="7"/>}<text:line-break/>SQL:<text:line-break/>SELECT order_tbl.id, order_tbl.client_id, order_tbl.dt, order_tbl.memo, order_tbl.total_sum, order_tbl.receipt_sum, order_tbl.receipt_dt, client.id, client.dt, client.name, client.email, client.budget FROM order_tbl JOIN client ON (client.ID = order_tbl.client_id) WHERE (order_tbl.total_sum &gt; ?) AND (client.budget IS NOT NULL) ORDER BY client.id, order_tbl.id</text:p>
      <text:p text:style-name="Text_20_body">В данном случае ленивая коллекция <text:span text:style-name="Teletype">rs</text:span> будет возвращать пары объектов Заказ, Клиен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.3cm" fo:margin-bottom="0.3c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Teletype" style:family="text">
      <style:text-properties style:font-name="DejaVu Sans Mono" style:font-name-asian="Droid Sans Fallback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clav Naydionov</meta:initial-creator>
    <meta:creation-date>2012-06-26T22:05:07</meta:creation-date>
    <dc:date>2012-10-01T00:12:07</dc:date>
    <dc:creator>Vaclav Naydionov</dc:creator>
    <meta:editing-duration>PT12H31M30S</meta:editing-duration>
    <meta:editing-cycles>9</meta:editing-cycles>
    <meta:generator>LibreOffice/3.4$Unix LibreOffice_project/340m1$Build-402</meta:generator>
    <meta:document-statistic meta:table-count="0" meta:image-count="0" meta:object-count="0" meta:page-count="3" meta:paragraph-count="24" meta:word-count="822" meta:character-count="7494" meta:non-whitespace-character-count="6177"/>
  </office:meta>
</office:document-meta>
</file>